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bin" svg:font-family="Cabin"/>
    <style:font-face style:name="Helvetica Now Text" svg:font-family="'Helvetica Now Text'"/>
    <style:font-face style:name="Helvetica Now Text Light" svg:font-family="'Helvetica Now Text Light'"/>
    <style:font-face style:name="Helvetica Now Text1" svg:font-family="'Helvetica Now Text'" style:font-family-generic="swiss"/>
    <style:font-face style:name="Helvetica Now Text:ss08" svg:font-family="'Helvetica Now Text:ss08'" style:font-family-generic="swiss"/>
    <style:font-face style:name="Helvetica Now Text:ss081" svg:font-family="'Helvetica Now Text:ss08'" style:font-family-generic="swiss" style:font-pitch="variable"/>
    <style:font-face style:name="Helvetica Now Text:ss082" svg:font-family="'Helvetica Now Text:ss08'" style:font-adornments="Regular" style:font-family-generic="swiss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color="#ffffff" loext:opacity="100%" style:font-name="Helvetica Now Text:ss082" fo:font-size="8pt" style:letter-kerning="true"/>
    </style:style>
    <style:style style:name="P2" style:family="paragraph" style:parent-style-name="Standard">
      <loext:graphic-properties draw:fill="solid" draw:fill-color="#383838" draw:fill-image-width="0mm" draw:fill-image-height="0mm"/>
      <style:paragraph-properties fo:text-align="center" style:justify-single-word="false" fo:background-color="#383838" style:writing-mode="lr-tb"/>
      <style:text-properties fo:color="#ffffff" loext:opacity="100%" style:font-name="Helvetica Now Text:ss082" fo:font-size="8pt" style:letter-kerning="true"/>
    </style:style>
    <style:style style:name="P3" style:family="paragraph" style:parent-style-name="Standard">
      <style:paragraph-properties fo:text-align="center" style:justify-single-word="false" style:writing-mode="lr-tb"/>
      <style:text-properties fo:color="#ffffff" loext:opacity="100%" style:font-name="Helvetica Now Text:ss082" fo:font-size="9pt" style:letter-kerning="true"/>
    </style:style>
    <style:style style:name="P4" style:family="paragraph" style:parent-style-name="Standard">
      <loext:graphic-properties draw:fill="solid" draw:fill-color="#383838" draw:fill-image-width="0mm" draw:fill-image-height="0mm"/>
      <style:paragraph-properties fo:text-align="center" style:justify-single-word="false" fo:background-color="#383838" style:writing-mode="lr-tb"/>
      <style:text-properties fo:color="#ffffff" loext:opacity="100%" style:font-name="Helvetica Now Text:ss082" fo:font-size="9pt" style:letter-kerning="true"/>
    </style:style>
    <style:style style:name="P5" style:family="paragraph" style:parent-style-name="Standard">
      <loext:graphic-properties draw:fill="solid" draw:fill-color="#c11e25" draw:fill-image-width="0mm" draw:fill-image-height="0mm"/>
      <style:paragraph-properties fo:text-align="center" style:justify-single-word="false" fo:background-color="#c11e25" style:writing-mode="lr-tb"/>
      <style:text-properties fo:color="#ffffff" loext:opacity="100%" style:font-name="Helvetica Now Text:ss082" fo:font-size="9pt" style:letter-kerning="true"/>
    </style:style>
    <style:style style:name="P6" style:family="paragraph" style:parent-style-name="Standard">
      <style:paragraph-properties style:writing-mode="lr-tb"/>
    </style:style>
    <style:style style:name="P7" style:family="paragraph" style:parent-style-name="Standard">
      <loext:graphic-properties draw:fill="none"/>
      <style:paragraph-properties fo:text-align="center" style:justify-single-word="false" fo:background-color="transparent" style:writing-mode="lr-tb"/>
      <style:text-properties fo:color="#c11e25" loext:opacity="100%" style:font-name="Helvetica Now Text:ss082" fo:font-size="9pt" style:letter-kerning="true"/>
    </style:style>
    <style:style style:name="P8" style:family="paragraph" style:parent-style-name="Standard">
      <loext:graphic-properties draw:fill="none"/>
      <style:paragraph-properties fo:text-align="center" style:justify-single-word="false" fo:background-color="transparent" style:writing-mode="lr-tb"/>
      <style:text-properties fo:color="#127622" loext:opacity="100%" style:font-name="Helvetica Now Text:ss082" fo:font-size="9pt" style:letter-kerning="true"/>
    </style:style>
    <style:style style:name="P9" style:family="paragraph" style:parent-style-name="Standard">
      <loext:graphic-properties draw:fill="none"/>
      <style:paragraph-properties fo:text-align="center" style:justify-single-word="false" fo:background-color="transparent" style:writing-mode="lr-tb"/>
      <style:text-properties fo:color="#309048" loext:opacity="100%" style:font-name="Helvetica Now Text:ss082" fo:font-size="9pt" style:letter-kerning="true"/>
    </style:style>
    <style:style style:name="P10" style:family="paragraph" style:parent-style-name="Standard">
      <loext:graphic-properties draw:fill="none"/>
      <style:paragraph-properties fo:text-align="center" style:justify-single-word="false" fo:background-color="transparent"/>
      <style:text-properties fo:color="#383838" loext:opacity="100%" style:font-name="Helvetica Now Text:ss082" fo:font-size="9pt" style:letter-kerning="true"/>
    </style:style>
    <style:style style:name="P11" style:family="paragraph">
      <loext:graphic-properties draw:fill="solid" draw:fill-color="#383838" draw:fill-image-width="0mm" draw:fill-image-height="0mm"/>
      <style:paragraph-properties fo:text-align="center" style:writing-mode="lr-tb"/>
      <style:text-properties fo:color="#ffffff" loext:opacity="100%" style:font-name="Helvetica Now Text:ss082" fo:font-size="9pt" style:letter-kerning="true"/>
    </style:style>
    <style:style style:name="P12" style:family="paragraph">
      <loext:graphic-properties draw:fill="solid" draw:fill-color="#383838" draw:fill-image-width="0mm" draw:fill-image-height="0mm"/>
      <style:paragraph-properties fo:text-align="center" style:writing-mode="lr-tb"/>
      <style:text-properties fo:color="#ffffff" loext:opacity="100%" style:font-name="Helvetica Now Text:ss082" fo:font-size="8pt" style:letter-kerning="true"/>
    </style:style>
    <style:style style:name="P13" style:family="paragraph">
      <loext:graphic-properties draw:fill="none"/>
      <style:paragraph-properties fo:text-align="center"/>
      <style:text-properties fo:color="#383838" loext:opacity="100%" style:font-name="Helvetica Now Text:ss082" fo:font-size="9pt" style:letter-kerning="true"/>
    </style:style>
    <style:style style:name="P14" style:family="paragraph">
      <style:paragraph-properties style:writing-mode="lr-tb"/>
    </style:style>
    <style:style style:name="P15" style:family="paragraph">
      <loext:graphic-properties draw:fill="none"/>
      <style:paragraph-properties fo:text-align="center" style:writing-mode="lr-tb"/>
      <style:text-properties fo:color="#c11e25" loext:opacity="100%" style:font-name="Helvetica Now Text:ss082" fo:font-size="9pt" style:letter-kerning="true"/>
    </style:style>
    <style:style style:name="P16" style:family="paragraph">
      <loext:graphic-properties draw:fill="none"/>
      <style:paragraph-properties fo:text-align="center" style:writing-mode="lr-tb"/>
      <style:text-properties fo:color="#127622" loext:opacity="100%" style:font-name="Helvetica Now Text:ss082" fo:font-size="9pt" style:letter-kerning="true"/>
    </style:style>
    <style:style style:name="P17" style:family="paragraph">
      <loext:graphic-properties draw:fill="none"/>
      <style:paragraph-properties fo:text-align="center" style:writing-mode="lr-tb"/>
      <style:text-properties fo:color="#309048" loext:opacity="100%" style:font-name="Helvetica Now Text:ss082" fo:font-size="9pt" style:letter-kerning="true"/>
    </style:style>
    <style:style style:name="P18" style:family="paragraph">
      <loext:graphic-properties draw:fill="solid" draw:fill-color="#c11e25" draw:fill-image-width="0mm" draw:fill-image-height="0mm"/>
      <style:paragraph-properties fo:text-align="center" style:writing-mode="lr-tb"/>
      <style:text-properties fo:color="#ffffff" loext:opacity="100%" style:font-name="Helvetica Now Text:ss082" fo:font-size="9pt" style:letter-kerning="true"/>
    </style:style>
    <style:style style:name="T1" style:family="text">
      <style:text-properties fo:color="#ffffff" loext:opacity="100%" style:font-name="Helvetica Now Text:ss082" fo:font-size="8pt" style:letter-kerning="true"/>
    </style:style>
    <style:style style:name="T2" style:family="text">
      <style:text-properties fo:color="#ffffff" loext:opacity="100%" style:font-name="Helvetica Now Text:ss082" fo:font-size="9pt" style:letter-kerning="true"/>
    </style:style>
    <style:style style:name="T3" style:family="text">
      <style:text-properties fo:color="#c11e25" loext:opacity="100%" style:font-name="Helvetica Now Text:ss082" fo:font-size="9pt" style:letter-kerning="true"/>
    </style:style>
    <style:style style:name="T4" style:family="text">
      <style:text-properties fo:color="#127622" loext:opacity="100%" style:font-name="Helvetica Now Text:ss082" fo:font-size="9pt" style:letter-kerning="true"/>
    </style:style>
    <style:style style:name="T5" style:family="text">
      <style:text-properties fo:color="#309048" loext:opacity="100%" style:font-name="Helvetica Now Text:ss082" fo:font-size="9pt" style:letter-kerning="true"/>
    </style:style>
    <style:style style:name="gr1" style:family="graphic">
      <style:graphic-properties fo:margin-top="10mm" fo:margin-bottom="0mm" style:run-through="foreground" style:wrap="none" style:vertical-pos="from-top" style:vertical-rel="char" style:horizontal-pos="center" style:horizontal-rel="page" draw:wrap-influence-on-position="once-concurrent" loext:allow-overlap="true" style:flow-with-text="false"/>
    </style:style>
    <style:style style:name="gr2" style:family="graphic">
      <style:graphic-properties draw:stroke="none" draw:stroke-dash="Dashed_20__28_var_29__20_1" draw:marker-start="" draw:marker-end="" draw:fill="solid" draw:fill-color="#383838" draw:fill-image-width="0mm" draw:fill-image-height="0mm" draw:textarea-horizontal-align="center" draw:textarea-vertical-align="middle" draw:auto-grow-height="false" fo:min-height="10.02mm" fo:min-width="15.01mm" fo:wrap-option="no-wrap" draw:shadow-offset-x="0mm" draw:shadow-offset-y="0mm" draw:shadow-color="#000000" style:run-through="foreground"/>
      <style:paragraph-properties style:writing-mode="lr-tb"/>
    </style:style>
    <style:style style:name="gr3" style:family="graphic">
      <style:graphic-properties draw:stroke="none" draw:stroke-dash="Dashed_20__28_var_29__20_1" draw:marker-start="" draw:marker-end="" draw:fill="solid" draw:fill-color="#383838" draw:fill-image-width="0mm" draw:fill-image-height="0mm" draw:textarea-horizontal-align="center" draw:textarea-vertical-align="middle" draw:auto-grow-height="false" fo:min-height="10mm" fo:min-width="29.99mm" fo:wrap-option="no-wrap" draw:shadow-offset-x="0mm" draw:shadow-offset-y="0mm" draw:shadow-color="#000000" style:run-through="foreground"/>
      <style:paragraph-properties style:writing-mode="lr-tb"/>
    </style:style>
    <style:style style:name="gr4" style:family="graphic">
      <style:graphic-properties draw:stroke="none" draw:stroke-dash="Dashed_20__28_var_29__20_1" draw:marker-start="" draw:marker-end="" draw:fill="solid" draw:fill-color="#383838" draw:fill-image-width="0mm" draw:fill-image-height="0mm" draw:textarea-horizontal-align="center" draw:textarea-vertical-align="middle" draw:auto-grow-height="false" fo:min-height="10mm" fo:min-width="30mm" fo:wrap-option="no-wrap" draw:shadow-offset-x="0mm" draw:shadow-offset-y="0mm" draw:shadow-color="#000000" style:protect="size" style:run-through="foreground"/>
      <style:paragraph-properties style:writing-mode="lr-tb"/>
    </style:style>
    <style:style style:name="gr5" style:family="graphic">
      <style:graphic-properties draw:stroke="none" draw:stroke-dash="Dashed_20__28_var_29__20_1" draw:marker-start="" draw:marker-end="" draw:fill="solid" draw:fill-color="#383838" draw:fill-image-width="0mm" draw:fill-image-height="0mm" draw:textarea-horizontal-align="center" draw:textarea-vertical-align="middle" draw:auto-grow-height="false" fo:min-height="10.02mm" fo:min-width="15.01mm" fo:wrap-option="no-wrap" draw:shadow-offset-x="0mm" draw:shadow-offset-y="0mm" draw:shadow-color="#000000" style:protect="size" style:run-through="foreground"/>
      <style:paragraph-properties style:writing-mode="lr-tb"/>
    </style:style>
    <style:style style:name="gr6" style:family="graphic">
      <style:graphic-properties draw:stroke="none" draw:stroke-dash="Dashed_20__28_var_29__20_1" draw:marker-start="" draw:marker-end="" draw:fill="solid" draw:fill-color="#383838" draw:fill-image-width="0mm" draw:fill-image-height="0mm" draw:textarea-horizontal-align="center" draw:textarea-vertical-align="middle" draw:auto-grow-height="false" fo:min-height="10.02mm" fo:min-width="14.99mm" fo:wrap-option="no-wrap" draw:shadow-offset-x="0mm" draw:shadow-offset-y="0mm" draw:shadow-color="#000000" style:protect="size" style:run-through="foreground"/>
      <style:paragraph-properties style:writing-mode="lr-tb"/>
    </style:style>
    <style:style style:name="gr7" style:family="graphic">
      <style:graphic-properties draw:stroke="solid" draw:stroke-dash="Dashed_20__28_var_29__20_1" svg:stroke-width="0.6mm" svg:stroke-color="#616161" draw:marker-start="" draw:marker-start-width="3mm" draw:marker-end="Arrowheads" draw:marker-end-width="2.89mm" draw:fill="none" draw:textarea-horizontal-align="left" draw:textarea-vertical-align="middle" draw:auto-grow-height="false" fo:padding-top="-5.5mm" fo:padding-bottom="0.3mm" fo:padding-left="-1.01mm" fo:padding-right="0.3mm" draw:shadow-offset-x="0mm" draw:shadow-offset-y="0mm" draw:shadow-color="#000000" draw:start-line-spacing-horizontal="0mm" draw:start-line-spacing-vertical="0mm" draw:end-line-spacing-horizontal="0mm" draw:end-line-spacing-vertical="0mm" style:run-through="foreground"/>
    </style:style>
    <style:style style:name="gr8" style:family="graphic">
      <style:graphic-properties draw:stroke="solid" draw:stroke-dash="Dashed_20__28_var_29__20_1" svg:stroke-width="0.6mm" svg:stroke-color="#616161" draw:marker-start="" draw:marker-start-width="3mm" draw:marker-end="Arrowheads" draw:marker-end-width="2.89mm" draw:fill="none" draw:textarea-horizontal-align="left" draw:textarea-vertical-align="middle" draw:auto-grow-height="false" fo:padding-top="-0.49mm" fo:padding-bottom="0.3mm" fo:padding-left="1.5mm" fo:padding-right="0.3mm" draw:shadow-offset-x="0mm" draw:shadow-offset-y="0mm" draw:shadow-color="#000000" draw:start-line-spacing-horizontal="0mm" draw:start-line-spacing-vertical="2.78mm" draw:end-line-spacing-horizontal="0mm" draw:end-line-spacing-vertical="2.83mm" style:run-through="foreground"/>
      <style:paragraph-properties style:writing-mode="lr-tb"/>
    </style:style>
    <style:style style:name="gr9" style:family="graphic">
      <style:graphic-properties draw:stroke="solid" draw:stroke-dash="Dashed_20__28_var_29__20_1" svg:stroke-width="0.6mm" svg:stroke-color="#616161" draw:marker-start="" draw:marker-start-width="3mm" draw:marker-end="Arrowheads" draw:marker-end-width="2.89mm" draw:fill="none" draw:textarea-horizontal-align="right" draw:textarea-vertical-align="top" draw:auto-grow-height="false" fo:padding-top="-0.71mm" fo:padding-bottom="0.3mm" fo:padding-left="0.3mm" fo:padding-right="-6mm" draw:shadow-offset-x="0mm" draw:shadow-offset-y="0mm" draw:shadow-color="#000000" draw:start-line-spacing-horizontal="0mm" draw:start-line-spacing-vertical="2.78mm" draw:end-line-spacing-horizontal="0mm" draw:end-line-spacing-vertical="2.83mm" style:run-through="foreground"/>
      <style:paragraph-properties style:writing-mode="lr-tb"/>
    </style:style>
    <style:style style:name="gr10" style:family="graphic">
      <style:graphic-properties draw:stroke="solid" draw:stroke-dash="Dashed_20__28_var_29__20_1" svg:stroke-width="0.6mm" svg:stroke-color="#616161" draw:marker-start="" draw:marker-start-width="3mm" draw:marker-end="Arrowheads" draw:marker-end-width="2.89mm" draw:fill="none" draw:textarea-horizontal-align="left" draw:textarea-vertical-align="bottom" draw:auto-grow-height="false" fo:padding-top="0.3mm" fo:padding-bottom="-5.5mm" fo:padding-left="0.49mm" fo:padding-right="0.3mm" draw:shadow-offset-x="0mm" draw:shadow-offset-y="0mm" draw:shadow-color="#000000" draw:start-line-spacing-horizontal="1.36mm" draw:start-line-spacing-vertical="0mm" draw:end-line-spacing-horizontal="1.42mm" draw:end-line-spacing-vertical="0mm" style:run-through="foreground"/>
      <style:paragraph-properties style:writing-mode="lr-tb"/>
    </style:style>
    <style:style style:name="gr11" style:family="graphic">
      <style:graphic-properties draw:stroke="solid" draw:stroke-dash="Dashed_20__28_var_29__20_1" svg:stroke-width="0.6mm" svg:stroke-color="#616161" draw:marker-start="" draw:marker-start-width="3mm" draw:marker-end="Arrowheads" draw:marker-end-width="2.89mm" draw:fill="none" draw:textarea-horizontal-align="left" draw:textarea-vertical-align="middle" draw:auto-grow-height="false" fo:padding-top="-0.71mm" fo:padding-bottom="0.3mm" fo:padding-left="0.3mm" fo:padding-right="0.3mm" draw:shadow-offset-x="0mm" draw:shadow-offset-y="0mm" draw:shadow-color="#000000" draw:start-line-spacing-horizontal="0mm" draw:start-line-spacing-vertical="0mm" draw:end-line-spacing-horizontal="0mm" draw:end-line-spacing-vertical="0mm" style:run-through="foreground"/>
    </style:style>
    <style:style style:name="gr12" style:family="graphic">
      <style:graphic-properties draw:stroke="solid" draw:stroke-dash="Dashed_20__28_var_29__20_1" svg:stroke-width="0.6mm" svg:stroke-color="#616161" draw:marker-start="" draw:marker-start-width="3mm" draw:marker-end="Arrowheads" draw:marker-end-width="2.89mm" draw:fill="none" draw:textarea-horizontal-align="right" draw:textarea-vertical-align="middle" draw:auto-grow-height="false" fo:padding-top="0.3mm" fo:padding-bottom="0.3mm" fo:padding-left="0.3mm" fo:padding-right="-1.01mm" draw:shadow-offset-x="0mm" draw:shadow-offset-y="0mm" draw:shadow-color="#000000" draw:start-line-spacing-horizontal="0mm" draw:start-line-spacing-vertical="0mm" draw:end-line-spacing-horizontal="0mm" draw:end-line-spacing-vertical="0mm" style:run-through="foreground"/>
    </style:style>
    <style:style style:name="gr13" style:family="graphic">
      <style:graphic-properties draw:stroke="solid" draw:stroke-dash="Dashed_20__28_var_29__20_1" svg:stroke-width="0.6mm" svg:stroke-color="#616161" draw:marker-start="" draw:marker-start-width="3mm" draw:marker-end="Arrowheads" draw:marker-end-width="2.89mm" draw:fill="none" draw:textarea-horizontal-align="right" draw:textarea-vertical-align="top" draw:auto-grow-height="false" fo:padding-top="-0.71mm" fo:padding-bottom="0.3mm" fo:padding-left="0.3mm" fo:padding-right="1.5mm" draw:shadow-offset-x="0mm" draw:shadow-offset-y="0mm" draw:shadow-color="#000000" draw:start-line-spacing-horizontal="0mm" draw:start-line-spacing-vertical="2.78mm" draw:end-line-spacing-horizontal="0mm" draw:end-line-spacing-vertical="5.67mm" style:run-through="foreground"/>
      <style:paragraph-properties style:writing-mode="lr-tb"/>
    </style:style>
    <style:style style:name="gr14" style:family="graphic">
      <style:graphic-properties draw:stroke="solid" draw:stroke-dash="Dashed_20__28_var_29__20_1" svg:stroke-width="0.6mm" svg:stroke-color="#616161" draw:marker-start="" draw:marker-start-width="3mm" draw:marker-end="Arrowheads" draw:marker-end-width="2.89mm" draw:fill="none" draw:textarea-horizontal-align="left" draw:textarea-vertical-align="middle" draw:auto-grow-height="false" fo:padding-top="-5.5mm" fo:padding-bottom="0.3mm" fo:padding-left="0.49mm" fo:padding-right="0.3mm" draw:shadow-offset-x="0mm" draw:shadow-offset-y="0mm" draw:shadow-color="#000000" draw:start-line-spacing-horizontal="1.36mm" draw:start-line-spacing-vertical="0mm" draw:end-line-spacing-horizontal="1.42mm" draw:end-line-spacing-vertical="0mm" style:run-through="foreground"/>
      <style:paragraph-properties style:writing-mode="lr-tb"/>
    </style:style>
    <style:style style:name="gr15" style:family="graphic">
      <style:graphic-properties draw:stroke="solid" draw:stroke-dash="Dashed_20__28_var_29__20_1" svg:stroke-width="0.6mm" svg:stroke-color="#616161" draw:marker-start="" draw:marker-start-width="3mm" draw:marker-end="Arrowheads" draw:marker-end-width="2.89mm" draw:fill="none" draw:textarea-horizontal-align="right" draw:textarea-vertical-align="bottom" draw:auto-grow-height="false" fo:padding-top="0.3mm" fo:padding-bottom="-5.5mm" fo:padding-left="0.3mm" fo:padding-right="-1.01mm" draw:shadow-offset-x="0mm" draw:shadow-offset-y="0mm" draw:shadow-color="#000000" draw:start-line-spacing-horizontal="0mm" draw:start-line-spacing-vertical="0mm" draw:end-line-spacing-horizontal="0mm" draw:end-line-spacing-vertical="0mm" style:run-through="foreground"/>
      <style:paragraph-properties style:writing-mode="lr-tb"/>
    </style:style>
    <style:style style:name="gr16" style:family="graphic">
      <style:graphic-properties draw:stroke="solid" draw:stroke-dash="Dashed_20__28_var_29__20_1" svg:stroke-width="0.6mm" svg:stroke-color="#616161" draw:marker-start="" draw:marker-start-width="3mm" draw:marker-end="Arrowheads" draw:marker-end-width="2.89mm" draw:fill="none" draw:textarea-horizontal-align="right" draw:textarea-vertical-align="middle" draw:auto-grow-height="false" fo:padding-top="-0.71mm" fo:padding-bottom="0.3mm" fo:padding-left="0.3mm" fo:padding-right="-5.5mm" draw:shadow-offset-x="0mm" draw:shadow-offset-y="0mm" draw:shadow-color="#000000" draw:start-line-spacing-horizontal="0mm" draw:start-line-spacing-vertical="0mm" draw:end-line-spacing-horizontal="0mm" draw:end-line-spacing-vertical="0mm" style:run-through="foreground"/>
      <style:paragraph-properties style:writing-mode="lr-tb"/>
    </style:style>
    <style:style style:name="gr17" style:family="graphic">
      <style:graphic-properties draw:stroke="solid" draw:stroke-dash="Dashed_20__28_var_29__20_1" svg:stroke-width="0.6mm" svg:stroke-color="#616161" draw:marker-start="" draw:marker-start-width="3mm" draw:marker-end="Arrowheads" draw:marker-end-width="2.89mm" draw:fill="none" draw:textarea-horizontal-align="left" draw:textarea-vertical-align="middle" draw:auto-grow-height="false" fo:padding-top="-5.5mm" fo:padding-bottom="0.3mm" fo:padding-left="-1.01mm" fo:padding-right="0.3mm" draw:shadow-offset-x="0mm" draw:shadow-offset-y="0mm" draw:shadow-color="#000000" draw:start-line-spacing-horizontal="0mm" draw:start-line-spacing-vertical="0mm" draw:end-line-spacing-horizontal="0mm" draw:end-line-spacing-vertical="0mm" style:run-through="foreground"/>
      <style:paragraph-properties style:writing-mode="lr-tb"/>
    </style:style>
    <style:style style:name="gr18" style:family="graphic">
      <style:graphic-properties draw:stroke="solid" draw:stroke-dash="Dashed_20__28_var_29__20_1" svg:stroke-width="0.6mm" svg:stroke-color="#616161" draw:marker-start="" draw:marker-start-width="3mm" draw:marker-end="Arrowheads" draw:marker-end-width="2.89mm" draw:fill="none" draw:textarea-horizontal-align="right" draw:textarea-vertical-align="middle" draw:auto-grow-height="false" fo:padding-top="-5.5mm" fo:padding-bottom="0.3mm" fo:padding-left="0.3mm" fo:padding-right="-1.01mm" draw:shadow-offset-x="0mm" draw:shadow-offset-y="0mm" draw:shadow-color="#000000" draw:start-line-spacing-horizontal="0mm" draw:start-line-spacing-vertical="0mm" draw:end-line-spacing-horizontal="0mm" draw:end-line-spacing-vertical="0mm" style:run-through="foreground"/>
      <style:paragraph-properties style:writing-mode="lr-tb"/>
    </style:style>
    <style:style style:name="gr19" style:family="graphic">
      <style:graphic-properties draw:stroke="none" draw:stroke-dash="Dashed_20__28_var_29__20_1" draw:marker-start="" draw:marker-end="" draw:fill="solid" draw:fill-color="#383838" draw:fill-image-width="0mm" draw:fill-image-height="0mm" draw:textarea-horizontal-align="center" draw:textarea-vertical-align="middle" draw:auto-grow-height="false" fo:min-height="7.07mm" fo:min-width="27.06mm" fo:wrap-option="no-wrap" draw:shadow-offset-x="0mm" draw:shadow-offset-y="0mm" draw:shadow-color="#000000" style:run-through="foreground"/>
      <style:paragraph-properties style:writing-mode="lr-tb"/>
    </style:style>
    <style:style style:name="gr20" style:family="graphic">
      <style:graphic-properties draw:stroke="none" draw:stroke-dash="Dashed_20__28_var_29__20_1" draw:marker-start="" draw:marker-end="" draw:fill="solid" draw:fill-color="#c11e25" draw:fill-image-width="0mm" draw:fill-image-height="0mm" draw:textarea-horizontal-align="center" draw:textarea-vertical-align="middle" draw:auto-grow-height="false" fo:min-height="10mm" fo:min-width="30mm" fo:wrap-option="no-wrap" draw:shadow-offset-x="0mm" draw:shadow-offset-y="0mm" draw:shadow-color="#000000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roup position seems lost when both wrap and anchoring to character is used.<text:line-break/>Line 2<draw:g text:anchor-type="char" draw:z-index="0" draw:name="DrawObject1" draw:style-name="gr1"><draw:custom-shape draw:name="Shape 26" draw:style-name="gr2" draw:text-style-name="P11" xml:id="id9" draw:id="id9" svg:width="30.01mm" svg:height="20.01mm" svg:x="55mm" svg:y="4.99m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Shape 27" draw:style-name="gr3" draw:text-style-name="P11" xml:id="id8" draw:id="id8" svg:width="29.99mm" svg:height="10.01mm" svg:x="90.01mm" svg:y="9.98m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hape 28" draw:style-name="gr4" draw:text-style-name="P11" xml:id="id10" draw:id="id10" svg:width="30.01mm" svg:height="10.01mm" svg:x="20mm" svg:y="10m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hape 29" draw:style-name="gr4" draw:text-style-name="P11" xml:id="id1" draw:id="id1" svg:width="30.01mm" svg:height="10.01mm" svg:x="20mm" svg:y="39.99m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hape 30" draw:style-name="gr2" draw:text-style-name="P12" xml:id="id5" draw:id="id5" svg:width="30.01mm" svg:height="20.01mm" svg:x="125mm" svg:y="59.99m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Shape 31" draw:style-name="gr5" draw:text-style-name="P11" xml:id="id11" draw:id="id11" svg:width="30.01mm" svg:height="20.01mm" svg:x="125mm" svg:y="35m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Shape 32" draw:style-name="gr2" draw:text-style-name="P11" xml:id="id2" draw:id="id2" svg:width="30.01mm" svg:height="20.01mm" svg:x="55mm" svg:y="35m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Shape 33" draw:style-name="gr6" draw:text-style-name="P12" xml:id="id4" draw:id="id4" svg:width="29.99mm" svg:height="20.01mm" svg:x="90.01mm" svg:y="35m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name="Shape 34" draw:style-name="gr7" draw:text-style-name="P13" svg:x1="50mm" svg:y1="45mm" svg:x2="54.99mm" svg:y2="45mm" draw:start-shape="id1" draw:start-glue-point="7" draw:end-shape="id2" draw:end-glue-point="5" svg:d="M5000 4500h499" svg:viewBox="0 0 501 2"><text:p/></draw:connector><draw:connector draw:name="Shape 35" draw:style-name="gr8" draw:text-style-name="P15" svg:x1="70.01mm" svg:y1="55mm" svg:x2="87.51mm" svg:y2="65mm" draw:start-shape="id2" draw:start-glue-point="6" draw:end-shape="id3" draw:end-glue-point="4" svg:d="M7001 5500v496h1750v504" svg:viewBox="0 0 1752 1002"><text:p text:style-name="P14"><text:span text:style-name="T3">No</text:span></text:p></draw:connector><draw:connector draw:name="Shape 36" draw:style-name="gr9" draw:text-style-name="P15" svg:x1="105mm" svg:y1="55mm" svg:x2="87.5mm" svg:y2="65mm" draw:start-shape="id4" draw:start-glue-point="6" draw:end-shape="id3" draw:end-glue-point="4" svg:d="M10500 5500v496h-1750v504" svg:viewBox="0 0 1752 1002"><text:p text:style-name="P14"><text:span text:style-name="T3">No</text:span></text:p></draw:connector><draw:connector draw:name="Shape 37" draw:style-name="gr10" draw:text-style-name="P16" svg:x1="155.01mm" svg:y1="69.99mm" svg:x2="160mm" svg:y2="57.5mm" draw:start-shape="id5" draw:start-glue-point="7" draw:end-shape="id6" draw:end-glue-point="5" svg:d="M15501 6999h244v-1249h255" svg:viewBox="0 0 501 1251"><text:p text:style-name="P14"><text:span text:style-name="T4">Yes</text:span></text:p></draw:connector><draw:connector draw:name="Shape 38" draw:style-name="gr11" draw:text-style-name="P13" svg:x1="105mm" svg:y1="0mm" svg:x2="105mm" svg:y2="9.98mm" draw:start-shape="id7" draw:start-glue-point="6" draw:end-shape="id8" draw:end-glue-point="4" svg:d="M10500 0v998" svg:viewBox="0 0 2 1000"><text:p/></draw:connector><draw:connector draw:name="Shape 39" draw:style-name="gr12" draw:text-style-name="P13" svg:x1="90.01mm" svg:y1="14.99mm" svg:x2="85mm" svg:y2="14.99mm" draw:start-shape="id8" draw:start-glue-point="5" draw:end-shape="id9" draw:end-glue-point="7" svg:d="M9001 1499h-501" svg:viewBox="0 0 503 2"><text:p/></draw:connector><draw:connector draw:name="Shape 40" draw:style-name="gr11" draw:text-style-name="P13" svg:x1="35.01mm" svg:y1="20mm" svg:x2="35.01mm" svg:y2="39.98mm" draw:start-shape="id10" draw:start-glue-point="6" draw:end-shape="id1" draw:end-glue-point="4" svg:d="M3501 2000v1998" svg:viewBox="0 0 2 2000"><text:p/></draw:connector><draw:connector draw:name="Shape 41" draw:style-name="gr13" draw:text-style-name="P15" draw:line-skew="0.07mm" svg:x1="70mm" svg:y1="25mm" svg:x2="35.01mm" svg:y2="39.99mm" draw:start-shape="id9" draw:start-glue-point="6" draw:end-shape="id1" draw:end-glue-point="4" svg:d="M7000 2500v503h-3499v996" svg:viewBox="0 0 3501 1501"><text:p text:style-name="P14"><text:span text:style-name="T3">No</text:span></text:p></draw:connector><draw:connector draw:name="Shape 42" draw:style-name="gr14" draw:text-style-name="P17" svg:x1="155.01mm" svg:y1="45mm" svg:x2="160mm" svg:y2="57.51mm" draw:start-shape="id11" draw:start-glue-point="7" draw:end-shape="id6" draw:end-glue-point="5" svg:d="M15501 4500h244v1251h255" svg:viewBox="0 0 501 1252"><text:p text:style-name="P14"><text:span text:style-name="T5">Yes</text:span></text:p></draw:connector><draw:connector draw:name="Shape 43" draw:style-name="gr15" draw:text-style-name="P15" svg:x1="125.01mm" svg:y1="69.99mm" svg:x2="102.5mm" svg:y2="70mm" draw:start-shape="id5" draw:start-glue-point="5" draw:end-shape="id3" draw:end-glue-point="7" svg:d="M12501 6999h-1125v1h-1126" svg:viewBox="0 0 2252 4"><text:p text:style-name="P14"><text:span text:style-name="T3">No</text:span></text:p></draw:connector><draw:connector draw:name="Shape 44" draw:style-name="gr16" draw:text-style-name="P15" svg:x1="140.02mm" svg:y1="55mm" svg:x2="140.02mm" svg:y2="60mm" draw:start-shape="id11" draw:start-glue-point="6" draw:end-shape="id5" draw:end-glue-point="4" svg:d="M14002 5500v500" svg:viewBox="0 0 2 501"><text:p text:style-name="P14"><text:span text:style-name="T3">No</text:span></text:p></draw:connector><draw:connector draw:name="Shape 45" draw:style-name="gr17" draw:text-style-name="P17" svg:x1="119.99mm" svg:y1="45mm" svg:x2="125mm" svg:y2="45mm" draw:start-shape="id4" draw:start-glue-point="7" draw:end-shape="id11" draw:end-glue-point="5" svg:d="M11999 4500h501" svg:viewBox="0 0 503 2"><text:p text:style-name="P14"><text:span text:style-name="T5">Yes</text:span></text:p></draw:connector><draw:connector draw:name="Shape 46" draw:style-name="gr17" draw:text-style-name="P17" svg:x1="85mm" svg:y1="45mm" svg:x2="90.01mm" svg:y2="45mm" draw:start-shape="id2" draw:start-glue-point="7" draw:end-shape="id4" draw:end-glue-point="5" svg:d="M8500 4500h501" svg:viewBox="0 0 503 2"><text:p text:style-name="P14"><text:span text:style-name="T5">Yes</text:span></text:p></draw:connector><draw:connector draw:name="Shape 47" draw:style-name="gr18" draw:text-style-name="P17" svg:x1="54.99mm" svg:y1="14.99mm" svg:x2="50mm" svg:y2="15.01mm" draw:start-shape="id9" draw:start-glue-point="5" draw:end-shape="id10" draw:end-glue-point="7" svg:d="M5499 1499h-250v2h-249" svg:viewBox="0 0 501 4"><text:p text:style-name="P14"><text:span text:style-name="T5">Yes</text:span></text:p></draw:connector><draw:custom-shape draw:name="Shape 48" draw:style-name="gr19" draw:text-style-name="P11" xml:id="id7" draw:id="id7" svg:width="29.99mm" svg:height="10.01mm" svg:x="90.01mm" svg:y="-10mm"><text:p/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hape 49" draw:style-name="gr20" draw:text-style-name="P18" xml:id="id6" draw:id="id6" svg:width="30.01mm" svg:height="10.01mm" svg:x="160mm" svg:y="52.49m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hape 50" draw:style-name="gr20" draw:text-style-name="P18" xml:id="id3" draw:id="id3" svg:width="30.01mm" svg:height="10.01mm" svg:x="72.49mm" svg:y="65m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bin" svg:font-family="Cabin"/>
    <style:font-face style:name="Helvetica Now Text" svg:font-family="'Helvetica Now Text'"/>
    <style:font-face style:name="Helvetica Now Text Light" svg:font-family="'Helvetica Now Text Light'"/>
    <style:font-face style:name="Helvetica Now Text1" svg:font-family="'Helvetica Now Text'" style:font-family-generic="swiss"/>
    <style:font-face style:name="Helvetica Now Text:ss08" svg:font-family="'Helvetica Now Text:ss08'" style:font-family-generic="swiss"/>
    <style:font-face style:name="Helvetica Now Text:ss081" svg:font-family="'Helvetica Now Text:ss08'" style:font-family-generic="swiss" style:font-pitch="variable"/>
    <style:font-face style:name="Helvetica Now Text:ss082" svg:font-family="'Helvetica Now Text:ss08'" style:font-adornments="Regular" style:font-family-generic="swiss" style:font-pitch="variable"/>
    <style:font-face style:name="NSimSun" svg:font-family="NSimSun" style:font-family-generic="system" style:font-pitch="variable"/>
  </office:font-face-decls>
  <office:styles>
    <draw:marker draw:name="Arrowheads" svg:viewBox="0 0 20 13" svg:d="M0 13l10-13 10 13z"/>
    <draw:stroke-dash draw:name="Dashed_20__28_var_29__20_1" draw:display-name="Dashed (var) 1" draw:style="rect" draw:dots1="1" draw:dots1-length="0.11mm" draw:dots2="1" draw:dots2-length="0.11mm" draw:distance="0.11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Helvetica Now Text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Helvetica Now Text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Cabin" fo:font-family="Cabin" fo:font-size="14pt" style:font-name-asian="NSimSun" style:font-family-asian="NSimSun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Helvetica Now Text" fo:font-family="'Helvetica Now Text'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Helvetica Now Text Light" fo:font-family="'Helvetica Now Text Light'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 Now Text" fo:font-family="'Helvetica Now Text'"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ew_20_paragraph" style:display-name="New paragraph" style:family="paragraph" style:parent-style-name="Standard" style:master-page-name="">
      <style:paragraph-properties style:page-number="auto" fo:break-after="pag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7.5mm" fo:margin-bottom="17.5mm" fo:margin-left="17.5mm" fo:margin-right="17.5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5T15:47:27.702000000</meta:creation-date>
    <dc:date>2022-01-05T17:48:50.041000000</dc:date>
    <meta:editing-duration>PT1H36M27S</meta:editing-duration>
    <meta:editing-cycles>24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" meta:word-count="15" meta:character-count="83" meta:non-whitespace-character-count="69"/>
  </office:meta>
</office:document-meta>
</file>